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dia 22 de Febrero tratamos los temas que nos quedaban pendientes en la anterior.<text:line-break/><text:line-break/>Para empezar Domingo sigue trabajando en eliminar los puntos que pinta el canvas tras pasar a la siguiente imagen. Sin embargo aun no ha conseguido un resultado satisfactorio, esta buscando la solucion haciendo los puntos transparentes pero aun no la tiene.</text:p>
      <text:p text:style-name="Standard"/>
      <text:p text:style-name="Standard">Por otro en las cosas que yo tenia que hacer, tenia algunas dudas. Para empezar a la hora de hacer los recortes del area pequeña, el punto de inicio (el de abajo a la izquierda) hay que cogerlo aleatoriamente. Ya tenemos un programa en el que cogemos los cuadrados de forma aleatoria (kdtrees pillow2) lo que no habra problema en principio.<text:line-break/><text:line-break/>Por ultimo tampoco he incluido la varianza (hay que incluirla al programa principal) porque nos faltaba el array, y la forma rellenarlo. Lo que hemos decidido es, primero, coger las coordenadas para despues imprimirlas de esta forma print {f'{a}\t'{b}'} , donde el \t sera un tabulador. Pero ademas, hemos decidido crear un array de ceros, ya que sabemos las filas y las columnas de la imagen, y seria añadir un contador e insertarlo en su respectiva fila y columa cada vez que se pase a la siguiente imagen (No confundir con los contadores que ya tenemos, el que te cuenta las imagenes o recortes en el metodo siguiente, y el otro que cuenta los puntos que llevamos marcados en total, y que va incrementandose cada vez que tengamos un nuevo punto.<text:line-break/><text:line-break/>Ademas estaria bien acabar esto e intentar que el programa te genere el solo en base al tamañao de la imagen, los cuadrados y a partir de ahi que se haga la simulacion, y no como esta ahora que tenemos que pasar el area grande y el area pequeña.<text:line-break/><text:line-break/>Con las dudas resueltas en esta reunion, esperamos tener en breve esto terminado para ya centrarnos en las simulaciones necesarias. Hemos decidido volver a reunirnos el martes 5 de marzo si no puede ser a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2-22T15:23:45.79</meta:creation-date>
    <dc:date>2019-02-22T16:02:09.59</dc:date>
    <dc:creator>o </dc:creator>
    <meta:editing-duration>PT38M26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335" meta:character-count="1905"/>
  </office:meta>
</office:document-meta>
</file>